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verage of time execution of all algorithms</text:p>
          </table:table-cell>
          <table:covered-table-cell table:number-columns-repeated="7" table:style-name="ce3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Records</text:p>
          </table:table-cell>
          <table:table-cell table:style-name="ce2" office:value-type="string" calcext:value-type="string">
            <text:p>Records</text:p>
          </table:table-cell>
          <table:table-cell table:style-name="ce2" office:value-type="string" calcext:value-type="string">
            <text:p>Insertion Sort</text:p>
          </table:table-cell>
          <table:table-cell table:style-name="ce2" office:value-type="string" calcext:value-type="string">
            <text:p>Merge Sort</text:p>
          </table:table-cell>
          <table:table-cell table:style-name="ce2" office:value-type="string" calcext:value-type="string">
            <text:p>Quicksort</text:p>
          </table:table-cell>
          <table:table-cell table:style-name="ce2" office:value-type="string" calcext:value-type="string">
            <text:p>Heapsort</text:p>
          </table:table-cell>
          <table:table-cell table:style-name="ce2" office:value-type="string" calcext:value-type="string">
            <text:p>Introsort</text:p>
          </table:table-cell>
          <table:table-cell table:style-name="ce2" office:value-type="string" calcext:value-type="string">
            <text:p>Timsort</text:p>
          </table:table-cell>
          <table:table-cell table:style-name="ce3"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0828504" calcext:value-type="float">
            <text:p>0.0828504</text:p>
          </table:table-cell>
          <table:table-cell table:style-name="ce4" office:value-type="float" office:value="0.1120711" calcext:value-type="float">
            <text:p>0.1120711</text:p>
          </table:table-cell>
          <table:table-cell table:style-name="ce4" office:value-type="float" office:value="0.1683978" calcext:value-type="float">
            <text:p>0.1683978</text:p>
          </table:table-cell>
          <table:table-cell table:style-name="ce4" office:value-type="float" office:value="0.1131264" calcext:value-type="float">
            <text:p>0.1131264</text:p>
          </table:table-cell>
          <table:table-cell table:style-name="ce4" office:value-type="float" office:value="0.1755735" calcext:value-type="float">
            <text:p>0.1755735</text:p>
          </table:table-cell>
          <table:table-cell table:style-name="ce4" office:value-type="float" office:value="0.1913663" calcext:value-type="float">
            <text:p>0.1913663</text:p>
          </table:table-cell>
          <table:table-cell table:style-name="ce4" office:value-type="float" office:value="0.1169616" calcext:value-type="float">
            <text:p>0.1169616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0.1933319" calcext:value-type="float">
            <text:p>0.1933319</text:p>
          </table:table-cell>
          <table:table-cell table:style-name="ce4" office:value-type="float" office:value="0.2032633" calcext:value-type="float">
            <text:p>0.2032633</text:p>
          </table:table-cell>
          <table:table-cell table:style-name="ce4" office:value-type="float" office:value="0.2838896" calcext:value-type="float">
            <text:p>0.2838896</text:p>
          </table:table-cell>
          <table:table-cell table:style-name="ce4" office:value-type="float" office:value="0.1672624" calcext:value-type="float">
            <text:p>0.1672624</text:p>
          </table:table-cell>
          <table:table-cell table:style-name="ce4" office:value-type="float" office:value="0.3187853" calcext:value-type="float">
            <text:p>0.3187853</text:p>
          </table:table-cell>
          <table:table-cell table:style-name="ce4" office:value-type="float" office:value="0.3132138" calcext:value-type="float">
            <text:p>0.3132138</text:p>
          </table:table-cell>
          <table:table-cell table:style-name="ce4" office:value-type="float" office:value="0.2787946" calcext:value-type="float">
            <text:p>0.2787946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5755221" calcext:value-type="float">
            <text:p>0.5755221</text:p>
          </table:table-cell>
          <table:table-cell table:style-name="ce4" office:value-type="float" office:value="0.4413823" calcext:value-type="float">
            <text:p>0.4413823</text:p>
          </table:table-cell>
          <table:table-cell table:style-name="ce4" office:value-type="float" office:value="0.4861434" calcext:value-type="float">
            <text:p>0.4861434</text:p>
          </table:table-cell>
          <table:table-cell table:style-name="ce4" office:value-type="float" office:value="0.3126027" calcext:value-type="float">
            <text:p>0.3126027</text:p>
          </table:table-cell>
          <table:table-cell table:style-name="ce4" office:value-type="float" office:value="0.5954568" calcext:value-type="float">
            <text:p>0.5954568</text:p>
          </table:table-cell>
          <table:table-cell table:style-name="ce4" office:value-type="float" office:value="0.5783367" calcext:value-type="float">
            <text:p>0.5783367</text:p>
          </table:table-cell>
          <table:table-cell table:style-name="ce4" office:value-type="float" office:value="0.4574584" calcext:value-type="float">
            <text:p>0.4574584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.0387112" calcext:value-type="float">
            <text:p>1.0387112</text:p>
          </table:table-cell>
          <table:table-cell table:style-name="ce4" office:value-type="float" office:value="0.8520973" calcext:value-type="float">
            <text:p>0.8520973</text:p>
          </table:table-cell>
          <table:table-cell table:style-name="ce4" office:value-type="float" office:value="0.8254709" calcext:value-type="float">
            <text:p>0.8254709</text:p>
          </table:table-cell>
          <table:table-cell table:style-name="ce4" office:value-type="float" office:value="0.5062997" calcext:value-type="float">
            <text:p>0.5062997</text:p>
          </table:table-cell>
          <table:table-cell table:style-name="ce4" office:value-type="float" office:value="0.8697918" calcext:value-type="float">
            <text:p>0.8697918</text:p>
          </table:table-cell>
          <table:table-cell table:style-name="ce4" office:value-type="float" office:value="0.8004745" calcext:value-type="float">
            <text:p>0.8004745</text:p>
          </table:table-cell>
          <table:table-cell table:style-name="ce4" office:value-type="float" office:value="0.6006387" calcext:value-type="float">
            <text:p>0.6006387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2.5734205" calcext:value-type="float">
            <text:p>2.5734205</text:p>
          </table:table-cell>
          <table:table-cell table:style-name="ce4" office:value-type="float" office:value="1.472551" calcext:value-type="float">
            <text:p>1.472551</text:p>
          </table:table-cell>
          <table:table-cell table:style-name="ce4" office:value-type="float" office:value="1.1987972" calcext:value-type="float">
            <text:p>1.1987972</text:p>
          </table:table-cell>
          <table:table-cell table:style-name="ce4" office:value-type="float" office:value="0.8331159" calcext:value-type="float">
            <text:p>0.8331159</text:p>
          </table:table-cell>
          <table:table-cell table:style-name="ce4" office:value-type="float" office:value="1.1994068" calcext:value-type="float">
            <text:p>1.1994068</text:p>
          </table:table-cell>
          <table:table-cell table:style-name="ce4" office:value-type="float" office:value="1.4468503" calcext:value-type="float">
            <text:p>1.4468503</text:p>
          </table:table-cell>
          <table:table-cell table:style-name="ce4" office:value-type="float" office:value="0.959196" calcext:value-type="float">
            <text:p>0.959196</text:p>
          </table:table-cell>
          <table:table-cell table:number-columns-repeated="1016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1.6573716" calcext:value-type="float">
            <text:p>11.6573716</text:p>
          </table:table-cell>
          <table:table-cell table:style-name="ce4" office:value-type="float" office:value="6.7688062" calcext:value-type="float">
            <text:p>6.7688062</text:p>
          </table:table-cell>
          <table:table-cell table:style-name="ce4" office:value-type="float" office:value="2.5644491" calcext:value-type="float">
            <text:p>2.5644491</text:p>
          </table:table-cell>
          <table:table-cell table:style-name="ce4" office:value-type="float" office:value="1.3462559" calcext:value-type="float">
            <text:p>1.3462559</text:p>
          </table:table-cell>
          <table:table-cell table:style-name="ce4" office:value-type="float" office:value="2.5038601" calcext:value-type="float">
            <text:p>2.5038601</text:p>
          </table:table-cell>
          <table:table-cell table:style-name="ce4" office:value-type="float" office:value="2.616117" calcext:value-type="float">
            <text:p>2.616117</text:p>
          </table:table-cell>
          <table:table-cell table:style-name="ce4" office:value-type="float" office:value="1.7633065" calcext:value-type="float">
            <text:p>1.7633065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4" office:value-type="float" office:value="31.9207071" calcext:value-type="float">
            <text:p>31.9207071</text:p>
          </table:table-cell>
          <table:table-cell table:style-name="ce4" office:value-type="float" office:value="20.0637704" calcext:value-type="float">
            <text:p>20.0637704</text:p>
          </table:table-cell>
          <table:table-cell table:style-name="ce4" office:value-type="float" office:value="5.5758295" calcext:value-type="float">
            <text:p>5.5758295</text:p>
          </table:table-cell>
          <table:table-cell table:style-name="ce4" office:value-type="float" office:value="2.6332269" calcext:value-type="float">
            <text:p>2.6332269</text:p>
          </table:table-cell>
          <table:table-cell table:style-name="ce4" office:value-type="float" office:value="6.4597693" calcext:value-type="float">
            <text:p>6.4597693</text:p>
          </table:table-cell>
          <table:table-cell table:style-name="ce4" office:value-type="float" office:value="5.4870136" calcext:value-type="float">
            <text:p>5.4870136</text:p>
          </table:table-cell>
          <table:table-cell table:style-name="ce4" office:value-type="float" office:value="3.1132286" calcext:value-type="float">
            <text:p>3.1132286</text:p>
          </table:table-cell>
          <table:table-cell table:number-columns-repeated="1016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62.8736719" calcext:value-type="float">
            <text:p>62.8736719</text:p>
          </table:table-cell>
          <table:table-cell table:style-name="ce4" office:value-type="float" office:value="37.060291" calcext:value-type="float">
            <text:p>37.060291</text:p>
          </table:table-cell>
          <table:table-cell table:style-name="ce4" office:value-type="float" office:value="7.8216197" calcext:value-type="float">
            <text:p>7.8216197</text:p>
          </table:table-cell>
          <table:table-cell table:style-name="ce4" office:value-type="float" office:value="4.7538351" calcext:value-type="float">
            <text:p>4.7538351</text:p>
          </table:table-cell>
          <table:table-cell table:style-name="ce4" office:value-type="float" office:value="9.5982234" calcext:value-type="float">
            <text:p>9.5982234</text:p>
          </table:table-cell>
          <table:table-cell table:style-name="ce4" office:value-type="float" office:value="9.494108" calcext:value-type="float">
            <text:p>9.494108</text:p>
          </table:table-cell>
          <table:table-cell table:style-name="ce4" office:value-type="float" office:value="5.6125922" calcext:value-type="float">
            <text:p>5.6125922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108.535861" calcext:value-type="float">
            <text:p>108.535861</text:p>
          </table:table-cell>
          <table:table-cell table:style-name="ce4" office:value-type="float" office:value="65.166984" calcext:value-type="float">
            <text:p>65.166984</text:p>
          </table:table-cell>
          <table:table-cell table:style-name="ce4" office:value-type="float" office:value="10.3667951" calcext:value-type="float">
            <text:p>10.3667951</text:p>
          </table:table-cell>
          <table:table-cell table:style-name="ce4" office:value-type="float" office:value="5.2536694" calcext:value-type="float">
            <text:p>5.2536694</text:p>
          </table:table-cell>
          <table:table-cell table:style-name="ce4" office:value-type="float" office:value="12.239323" calcext:value-type="float">
            <text:p>12.239323</text:p>
          </table:table-cell>
          <table:table-cell table:style-name="ce4" office:value-type="float" office:value="11.977483" calcext:value-type="float">
            <text:p>11.977483</text:p>
          </table:table-cell>
          <table:table-cell table:style-name="ce4" office:value-type="float" office:value="6.6699417" calcext:value-type="float">
            <text:p>6.6699417</text:p>
          </table:table-cell>
          <table:table-cell table:number-columns-repeated="1016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4" office:value-type="float" office:value="658.0068997" calcext:value-type="float">
            <text:p>658.0068997</text:p>
          </table:table-cell>
          <table:table-cell table:style-name="ce4" office:value-type="float" office:value="379.323529" calcext:value-type="float">
            <text:p>379.323529</text:p>
          </table:table-cell>
          <table:table-cell table:style-name="ce4" office:value-type="float" office:value="20.6688922" calcext:value-type="float">
            <text:p>20.6688922</text:p>
          </table:table-cell>
          <table:table-cell table:style-name="ce4" office:value-type="float" office:value="14.3068495" calcext:value-type="float">
            <text:p>14.3068495</text:p>
          </table:table-cell>
          <table:table-cell table:style-name="ce4" office:value-type="float" office:value="26.2358117" calcext:value-type="float">
            <text:p>26.2358117</text:p>
          </table:table-cell>
          <table:table-cell table:style-name="ce4" office:value-type="float" office:value="27.0864828" calcext:value-type="float">
            <text:p>27.0864828</text:p>
          </table:table-cell>
          <table:table-cell table:style-name="ce4" office:value-type="float" office:value="17.2783206" calcext:value-type="float">
            <text:p>17.2783206</text:p>
          </table:table-cell>
          <table:table-cell table:number-columns-repeated="1016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4" office:value-type="float" office:value="2655.4927214" calcext:value-type="float">
            <text:p>2655.4927214</text:p>
          </table:table-cell>
          <table:table-cell table:style-name="ce4" office:value-type="float" office:value="1567.0939451" calcext:value-type="float">
            <text:p>1567.0939451</text:p>
          </table:table-cell>
          <table:table-cell table:style-name="ce4" office:value-type="float" office:value="38.687849" calcext:value-type="float">
            <text:p>38.687849</text:p>
          </table:table-cell>
          <table:table-cell table:style-name="ce4" office:value-type="float" office:value="27.3967887" calcext:value-type="float">
            <text:p>27.3967887</text:p>
          </table:table-cell>
          <table:table-cell table:style-name="ce4" office:value-type="float" office:value="50.0391093" calcext:value-type="float">
            <text:p>50.0391093</text:p>
          </table:table-cell>
          <table:table-cell table:style-name="ce4" office:value-type="float" office:value="48.3541936" calcext:value-type="float">
            <text:p>48.3541936</text:p>
          </table:table-cell>
          <table:table-cell table:style-name="ce4" office:value-type="float" office:value="28.6931781" calcext:value-type="float">
            <text:p>28.6931781</text:p>
          </table:table-cell>
          <table:table-cell table:number-columns-repeated="1016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4" office:value-type="float" office:value="5928.7287433" calcext:value-type="float">
            <text:p>5928.7287433</text:p>
          </table:table-cell>
          <table:table-cell table:style-name="ce4" office:value-type="float" office:value="3423.6631442" calcext:value-type="float">
            <text:p>3423.6631442</text:p>
          </table:table-cell>
          <table:table-cell table:style-name="ce4" office:value-type="float" office:value="55.9333884" calcext:value-type="float">
            <text:p>55.9333884</text:p>
          </table:table-cell>
          <table:table-cell table:style-name="ce4" office:value-type="float" office:value="38.4377591" calcext:value-type="float">
            <text:p>38.4377591</text:p>
          </table:table-cell>
          <table:table-cell table:style-name="ce4" office:value-type="float" office:value="76.1907209" calcext:value-type="float">
            <text:p>76.1907209</text:p>
          </table:table-cell>
          <table:table-cell table:style-name="ce4" office:value-type="float" office:value="74.9151763" calcext:value-type="float">
            <text:p>74.9151763</text:p>
          </table:table-cell>
          <table:table-cell table:style-name="ce4" office:value-type="float" office:value="41.6140855" calcext:value-type="float">
            <text:p>41.6140855</text:p>
          </table:table-cell>
          <table:table-cell table:number-columns-repeated="101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10715.3564662" calcext:value-type="float">
            <text:p>10715.3564662</text:p>
          </table:table-cell>
          <table:table-cell table:style-name="ce4" office:value-type="float" office:value="6182.5665528" calcext:value-type="float">
            <text:p>6182.5665528</text:p>
          </table:table-cell>
          <table:table-cell table:style-name="ce4" office:value-type="float" office:value="75.2054318" calcext:value-type="float">
            <text:p>75.2054318</text:p>
          </table:table-cell>
          <table:table-cell table:style-name="ce4" office:value-type="float" office:value="52.2457401" calcext:value-type="float">
            <text:p>52.2457401</text:p>
          </table:table-cell>
          <table:table-cell table:style-name="ce4" office:value-type="float" office:value="101.9458537" calcext:value-type="float">
            <text:p>101.9458537</text:p>
          </table:table-cell>
          <table:table-cell table:style-name="ce4" office:value-type="float" office:value="102.045273" calcext:value-type="float">
            <text:p>102.045273</text:p>
          </table:table-cell>
          <table:table-cell table:style-name="ce4" office:value-type="float" office:value="56.1798351" calcext:value-type="float">
            <text:p>56.1798351</text:p>
          </table:table-cell>
          <table:table-cell table:number-columns-repeated="1016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4" office:value-type="float" office:value="74630.3859784" calcext:value-type="float">
            <text:p>74630.3859784</text:p>
          </table:table-cell>
          <table:table-cell table:style-name="ce4" office:value-type="float" office:value="41031.8505264" calcext:value-type="float">
            <text:p>41031.8505264</text:p>
          </table:table-cell>
          <table:table-cell table:style-name="ce4" office:value-type="float" office:value="198.7678439" calcext:value-type="float">
            <text:p>198.7678439</text:p>
          </table:table-cell>
          <table:table-cell table:style-name="ce4" office:value-type="float" office:value="135.4775507" calcext:value-type="float">
            <text:p>135.4775507</text:p>
          </table:table-cell>
          <table:table-cell table:style-name="ce4" office:value-type="float" office:value="286.3624162" calcext:value-type="float">
            <text:p>286.3624162</text:p>
          </table:table-cell>
          <table:table-cell table:style-name="ce4" office:value-type="float" office:value="286.6707056" calcext:value-type="float">
            <text:p>286.6707056</text:p>
          </table:table-cell>
          <table:table-cell table:style-name="ce4" office:value-type="float" office:value="147.0193484" calcext:value-type="float">
            <text:p>147.0193484</text:p>
          </table:table-cell>
          <table:table-cell table:number-columns-repeated="1016"/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4" office:value-type="float" office:value="336948.028985" calcext:value-type="float">
            <text:p>336948.028985</text:p>
          </table:table-cell>
          <table:table-cell table:style-name="ce4" office:value-type="float" office:value="194103.8127202" calcext:value-type="float">
            <text:p>194103.8127202</text:p>
          </table:table-cell>
          <table:table-cell table:style-name="ce4" office:value-type="float" office:value="426.2855839" calcext:value-type="float">
            <text:p>426.2855839</text:p>
          </table:table-cell>
          <table:table-cell table:style-name="ce4" office:value-type="float" office:value="323.8354155" calcext:value-type="float">
            <text:p>323.8354155</text:p>
          </table:table-cell>
          <table:table-cell table:style-name="ce4" office:value-type="float" office:value="642.4748843" calcext:value-type="float">
            <text:p>642.4748843</text:p>
          </table:table-cell>
          <table:table-cell table:style-name="ce4" office:value-type="float" office:value="642.351485" calcext:value-type="float">
            <text:p>642.351485</text:p>
          </table:table-cell>
          <table:table-cell table:style-name="ce4" office:value-type="float" office:value="304.9228902" calcext:value-type="float">
            <text:p>304.9228902</text:p>
          </table:table-cell>
          <table:table-cell table:number-columns-repeated="1016"/>
        </table:table-row>
        <table:table-row table:style-name="ro1">
          <table:table-cell table:style-name="ce2" office:value-type="float" office:value="75000" calcext:value-type="float">
            <text:p>75000</text:p>
          </table:table-cell>
          <table:table-cell table:style-name="ce4" office:value-type="float" office:value="834708.8484096" calcext:value-type="float">
            <text:p>834708.8484096</text:p>
          </table:table-cell>
          <table:table-cell table:style-name="ce4" office:value-type="float" office:value="533279.2042283" calcext:value-type="float">
            <text:p>533279.2042283</text:p>
          </table:table-cell>
          <table:table-cell table:style-name="ce4" office:value-type="float" office:value="675.0263716" calcext:value-type="float">
            <text:p>675.0263716</text:p>
          </table:table-cell>
          <table:table-cell table:style-name="ce4" office:value-type="float" office:value="524.6261798" calcext:value-type="float">
            <text:p>524.6261798</text:p>
          </table:table-cell>
          <table:table-cell table:style-name="ce4" office:value-type="float" office:value="995.8367147" calcext:value-type="float">
            <text:p>995.8367147</text:p>
          </table:table-cell>
          <table:table-cell table:style-name="ce4" office:value-type="float" office:value="997.1283355" calcext:value-type="float">
            <text:p>997.1283355</text:p>
          </table:table-cell>
          <table:table-cell table:style-name="ce4" office:value-type="float" office:value="481.4233439" calcext:value-type="float">
            <text:p>481.4233439</text:p>
          </table:table-cell>
          <table:table-cell table:number-columns-repeated="1016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928.5264272" calcext:value-type="float">
            <text:p>928.5264272</text:p>
          </table:table-cell>
          <table:table-cell table:style-name="ce4" office:value-type="float" office:value="666.4791089" calcext:value-type="float">
            <text:p>666.4791089</text:p>
          </table:table-cell>
          <table:table-cell table:style-name="ce4" office:value-type="float" office:value="1392.6067732" calcext:value-type="float">
            <text:p>1392.6067732</text:p>
          </table:table-cell>
          <table:table-cell table:style-name="ce4" office:value-type="float" office:value="1391.1397919" calcext:value-type="float">
            <text:p>1391.1397919</text:p>
          </table:table-cell>
          <table:table-cell table:style-name="ce4" office:value-type="float" office:value="660.0840526" calcext:value-type="float">
            <text:p>660.0840526</text:p>
          </table:table-cell>
          <table:table-cell table:number-columns-repeated="1016"/>
        </table:table-row>
        <table:table-row table:style-name="ro1">
          <table:table-cell table:style-name="ce2" office:value-type="float" office:value="250000" calcext:value-type="float">
            <text:p>25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2528.4812708" calcext:value-type="float">
            <text:p>2528.4812708</text:p>
          </table:table-cell>
          <table:table-cell table:style-name="ce4" office:value-type="float" office:value="1926.386345" calcext:value-type="float">
            <text:p>1926.386345</text:p>
          </table:table-cell>
          <table:table-cell table:style-name="ce4" office:value-type="float" office:value="4098.1828184" calcext:value-type="float">
            <text:p>4098.1828184</text:p>
          </table:table-cell>
          <table:table-cell table:style-name="ce4" office:value-type="float" office:value="4090.673953" calcext:value-type="float">
            <text:p>4090.673953</text:p>
          </table:table-cell>
          <table:table-cell table:style-name="ce4" office:value-type="float" office:value="1738.3637821" calcext:value-type="float">
            <text:p>1738.3637821</text:p>
          </table:table-cell>
          <table:table-cell table:number-columns-repeated="1016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5490.5929088" calcext:value-type="float">
            <text:p>5490.5929088</text:p>
          </table:table-cell>
          <table:table-cell table:style-name="ce4" office:value-type="float" office:value="4169.9041362" calcext:value-type="float">
            <text:p>4169.9041362</text:p>
          </table:table-cell>
          <table:table-cell table:style-name="ce4" office:value-type="float" office:value="8686.0383563" calcext:value-type="float">
            <text:p>8686.0383563</text:p>
          </table:table-cell>
          <table:table-cell table:style-name="ce4" office:value-type="float" office:value="8673.748339" calcext:value-type="float">
            <text:p>8673.748339</text:p>
          </table:table-cell>
          <table:table-cell table:style-name="ce4" office:value-type="float" office:value="3763.9158751" calcext:value-type="float">
            <text:p>3763.9158751</text:p>
          </table:table-cell>
          <table:table-cell table:number-columns-repeated="1016"/>
        </table:table-row>
        <table:table-row table:style-name="ro1">
          <table:table-cell table:style-name="ce2" office:value-type="float" office:value="750000" calcext:value-type="float">
            <text:p>75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8699.2297855" calcext:value-type="float">
            <text:p>8699.2297855</text:p>
          </table:table-cell>
          <table:table-cell table:style-name="ce4" office:value-type="float" office:value="6622.5045697" calcext:value-type="float">
            <text:p>6622.5045697</text:p>
          </table:table-cell>
          <table:table-cell table:style-name="ce4" office:value-type="float" office:value="13792.3426109" calcext:value-type="float">
            <text:p>13792.3426109</text:p>
          </table:table-cell>
          <table:table-cell table:style-name="ce4" office:value-type="float" office:value="13788.942246" calcext:value-type="float">
            <text:p>13788.942246</text:p>
          </table:table-cell>
          <table:table-cell table:style-name="ce4" office:value-type="float" office:value="5909.8770187" calcext:value-type="float">
            <text:p>5909.8770187</text:p>
          </table:table-cell>
          <table:table-cell table:number-columns-repeated="1016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11764.5924389" calcext:value-type="float">
            <text:p>11764.5924389</text:p>
          </table:table-cell>
          <table:table-cell table:style-name="ce4" office:value-type="float" office:value="9224.7008268" calcext:value-type="float">
            <text:p>9224.7008268</text:p>
          </table:table-cell>
          <table:table-cell table:style-name="ce4" office:value-type="float" office:value="19026.0666917" calcext:value-type="float">
            <text:p>19026.0666917</text:p>
          </table:table-cell>
          <table:table-cell table:style-name="ce4" office:value-type="float" office:value="19020.0503025" calcext:value-type="float">
            <text:p>19020.0503025</text:p>
          </table:table-cell>
          <table:table-cell table:style-name="ce4" office:value-type="float" office:value="7938.7660803" calcext:value-type="float">
            <text:p>7938.7660803</text:p>
          </table:table-cell>
          <table:table-cell table:number-columns-repeated="1016"/>
        </table:table-row>
        <table:table-row table:style-name="ro1">
          <table:table-cell table:style-name="ce2" office:value-type="float" office:value="2500000" calcext:value-type="float">
            <text:p>25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32729.8362959" calcext:value-type="float">
            <text:p>32729.8362959</text:p>
          </table:table-cell>
          <table:table-cell table:style-name="ce4" office:value-type="float" office:value="26252.8115843" calcext:value-type="float">
            <text:p>26252.8115843</text:p>
          </table:table-cell>
          <table:table-cell table:style-name="ce4" office:value-type="float" office:value="53582.9072272" calcext:value-type="float">
            <text:p>53582.9072272</text:p>
          </table:table-cell>
          <table:table-cell table:style-name="ce4" office:value-type="float" office:value="53421.5436551" calcext:value-type="float">
            <text:p>53421.5436551</text:p>
          </table:table-cell>
          <table:table-cell table:style-name="ce4" office:value-type="float" office:value="21634.3857313" calcext:value-type="float">
            <text:p>21634.3857313</text:p>
          </table:table-cell>
          <table:table-cell table:number-columns-repeated="1016"/>
        </table:table-row>
        <table:table-row table:style-name="ro1">
          <table:table-cell table:style-name="ce2" office:value-type="float" office:value="5000000" calcext:value-type="float">
            <text:p>50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69787.5443332" calcext:value-type="float">
            <text:p>69787.5443332</text:p>
          </table:table-cell>
          <table:table-cell table:style-name="ce4" office:value-type="float" office:value="59293.2579544" calcext:value-type="float">
            <text:p>59293.2579544</text:p>
          </table:table-cell>
          <table:table-cell table:style-name="ce4" office:value-type="float" office:value="116321.393643" calcext:value-type="float">
            <text:p>116321.393643</text:p>
          </table:table-cell>
          <table:table-cell table:style-name="ce4" office:value-type="float" office:value="116067.3083249" calcext:value-type="float">
            <text:p>116067.3083249</text:p>
          </table:table-cell>
          <table:table-cell table:style-name="ce4" office:value-type="float" office:value="46197.4054755" calcext:value-type="float">
            <text:p>46197.4054755</text:p>
          </table:table-cell>
          <table:table-cell table:number-columns-repeated="1016"/>
        </table:table-row>
        <table:table-row table:style-name="ro1">
          <table:table-cell table:style-name="ce2" office:value-type="float" office:value="7500000" calcext:value-type="float">
            <text:p>7500000</text:p>
          </table:table-cell>
          <table:table-cell table:number-columns-repeated="2" table:style-name="ce5" office:value-type="float" office:value="912242.2771" calcext:value-type="float">
            <text:p>912242.2771</text:p>
          </table:table-cell>
          <table:table-cell table:style-name="ce4" office:value-type="float" office:value="108298.0473089" calcext:value-type="float">
            <text:p>108298.0473089</text:p>
          </table:table-cell>
          <table:table-cell table:style-name="ce4" office:value-type="float" office:value="92824.1835982" calcext:value-type="float">
            <text:p>92824.1835982</text:p>
          </table:table-cell>
          <table:table-cell table:style-name="ce4" office:value-type="float" office:value="182124.330677" calcext:value-type="float">
            <text:p>182124.330677</text:p>
          </table:table-cell>
          <table:table-cell table:style-name="ce4" office:value-type="float" office:value="181901.4706732" calcext:value-type="float">
            <text:p>181901.4706732</text:p>
          </table:table-cell>
          <table:table-cell table:style-name="ce4" office:value-type="float" office:value="69415.6667284" calcext:value-type="float">
            <text:p>69415.666728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out</text:p>
          </table:table-cell>
          <table:table-cell table:style-name="ce6" office:value-type="float" office:value="912242.2771" calcext:value-type="float" table:number-columns-spanned="7" table:number-rows-spanned="1">
            <text:p>912242.2771</text:p>
          </table:table-cell>
          <table:covered-table-cell table:number-columns-repeated="6" table:style-name="ce4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04:08.269327417</meta:creation-date>
    <dc:date>2019-10-20T18:07:11.198309374</dc:date>
    <meta:editing-duration>PT3M3S</meta:editing-duration>
    <meta:editing-cycles>1</meta:editing-cycles>
    <meta:document-statistic meta:table-count="1" meta:cell-count="203" meta:object-count="0"/>
    <meta:generator>LibreOffice/6.0.7.3$Linux_X86_64 LibreOffice_project/00m0$Build-3</meta:generator>
  </office:meta>
</office:document-meta>
</file>